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E80000046E4468B015.png"/>
  <manifest:file-entry manifest:media-type="image/png" manifest:full-path="Pictures/10000000000005E80000046EE6F55C1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21cm" svg:x="0cm" svg:y="0cm">
          <draw:image xlink:href="Pictures/10000000000005E80000046EE6F55C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E80000046E4468B0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 Cooper</meta:initial-creator>
    <meta:creation-date>2012-01-19T13:13:44</meta:creation-date>
    <meta:editing-duration>PT5M36S</meta:editing-duration>
    <meta:editing-cycles>2</meta:editing-cycles>
    <dc:date>2012-01-19T13:19:13</dc:date>
    <dc:creator>Al Cooper</dc:creator>
    <meta:document-statistic meta:object-count="27"/>
    <meta:generator>LibreOffice/3.4$Linux LibreOffice_project/340m1$Build-402</meta:generator>
  </office:meta>
</office:document-meta>
</file>